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text-properties fo:font-size="10pt" fo:language="en" fo:country="US" style:font-size-asian="10pt" style:font-size-complex="10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10pt" fo:font-style="normal" style:font-size-asian="10pt" style:font-style-asian="normal" style:font-size-complex="10pt"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ize="11pt" style:font-size-asian="11pt" style:font-size-complex="11pt"/>
    </style:style>
    <style:style style:name="P22" style:family="paragraph" style:parent-style-name="Standard">
      <style:paragraph-properties fo:margin-left="1.251cm" fo:margin-right="0cm" fo:text-indent="0cm" style:auto-text-indent="false"/>
    </style:style>
    <style:style style:name="P23" style:family="paragraph" style:parent-style-name="Standard">
      <style:paragraph-properties fo:margin-left="1.251cm" fo:margin-right="0cm" fo:text-indent="0cm" style:auto-text-indent="false"/>
      <style:text-properties style:font-name="Courier New"/>
    </style:style>
    <style:style style:name="P24"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5" style:family="paragraph" style:parent-style-name="Standard">
      <style:paragraph-properties fo:margin-left="0cm" fo:margin-right="0cm" fo:text-indent="0cm" style:auto-text-indent="false"/>
    </style:style>
    <style:style style:name="P26" style:family="paragraph" style:parent-style-name="Standard" style:list-style-name="L21">
      <style:text-properties fo:font-size="10pt" fo:language="en" fo:country="US" style:font-size-asian="10pt" style:font-size-complex="10pt"/>
    </style:style>
    <style:style style:name="P27" style:family="paragraph" style:parent-style-name="Standard" style:list-style-name="L22">
      <style:text-properties fo:font-size="10pt" fo:language="en" fo:country="US" style:font-size-asian="10pt" style:font-size-complex="10pt"/>
    </style:style>
    <style:style style:name="P28" style:family="paragraph" style:parent-style-name="Standard" style:list-style-name="L23">
      <style:text-properties fo:font-size="10pt" fo:language="en" fo:country="US" style:font-size-asian="10pt" style:font-size-complex="10pt"/>
    </style:style>
    <style:style style:name="P29" style:family="paragraph" style:parent-style-name="Standard" style:list-style-name="L24">
      <style:text-properties fo:font-size="10pt" fo:language="en" fo:country="US" style:font-size-asian="10pt" style:font-size-complex="10pt"/>
    </style:style>
    <style:style style:name="P30" style:family="paragraph" style:parent-style-name="Standard" style:list-style-name="L25">
      <style:text-properties fo:font-size="10pt" fo:language="en" fo:country="US" style:font-size-asian="10pt" style:font-size-complex="10pt"/>
    </style:style>
    <style:style style:name="P31" style:family="paragraph" style:parent-style-name="Standard" style:list-style-name="L26">
      <style:text-properties fo:font-size="10pt" fo:language="en" fo:country="US" style:font-size-asian="10pt" style:font-size-complex="10pt"/>
    </style:style>
    <style:style style:name="P32" style:family="paragraph" style:parent-style-name="Standard" style:list-style-name="L27">
      <style:text-properties fo:font-size="10pt" fo:language="en" fo:country="US" style:font-size-asian="10pt" style:font-size-complex="10pt"/>
    </style:style>
    <style:style style:name="P33"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34"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35"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36" style:family="paragraph" style:parent-style-name="Standard" style:list-style-name="L32">
      <style:text-properties fo:font-size="10pt" fo:language="en" fo:country="US" fo:font-style="normal" style:font-size-asian="10pt" style:font-style-asian="normal" style:font-size-complex="10pt" style:font-style-complex="normal"/>
    </style:style>
    <style:style style:name="P37" style:family="paragraph" style:parent-style-name="Standard" style:list-style-name="L33">
      <style:text-properties fo:font-size="10pt" fo:language="en" fo:country="US" fo:font-style="normal" style:font-size-asian="10pt" style:font-style-asian="normal" style:font-size-complex="10pt" style:font-style-complex="normal"/>
    </style:style>
    <style:style style:name="P38" style:family="paragraph" style:parent-style-name="Standard" style:list-style-name="L28">
      <style:text-properties fo:font-size="10pt" style:font-size-asian="10pt" style:font-size-complex="10pt"/>
    </style:style>
    <style:style style:name="P39" style:family="paragraph" style:parent-style-name="Standard" style:list-style-name="L34"/>
    <style:style style:name="P40" style:family="paragraph" style:parent-style-name="Standard" style:list-style-name="L35"/>
    <style:style style:name="P41" style:family="paragraph" style:parent-style-name="Heading_20_1" style:list-style-name="">
      <style:text-properties fo:language="en" fo:country="US" fo:font-style="normal" style:font-style-asian="normal" style:font-style-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US"/>
    </style:style>
    <style:style style:name="P44" style:family="paragraph" style:parent-style-name="Heading_20_1">
      <style:paragraph-properties fo:break-before="page"/>
      <style:text-properties fo:language="en" fo:country="US" fo:font-style="normal" style:font-style-asian="normal" style:font-style-complex="normal"/>
    </style:style>
    <style:style style:name="P45" style:family="paragraph" style:parent-style-name="Heading_20_2">
      <style:text-properties fo:language="en" fo:country="US"/>
    </style:style>
    <style:style style:name="P46" style:family="paragraph" style:parent-style-name="Heading_20_2">
      <style:text-properties fo:language="en" fo:country="US" fo:font-style="normal" style:font-style-asian="normal" style:font-style-complex="normal"/>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Text_20_body" style:list-style-name="L1">
      <style:text-properties fo:language="en" fo:country="US" fo:font-style="normal" style:font-style-asian="normal" style:font-style-complex="normal"/>
    </style:style>
    <style:style style:name="P51" style:family="paragraph" style:parent-style-name="Text_20_body" style:list-style-name="L2">
      <style:text-properties fo:language="en" fo:country="US"/>
    </style:style>
    <style:style style:name="P52" style:family="paragraph" style:parent-style-name="Text_20_body" style:list-style-name="L5">
      <style:text-properties fo:language="en" fo:country="US"/>
    </style:style>
    <style:style style:name="P53" style:family="paragraph" style:parent-style-name="Text_20_body" style:list-style-name="L3">
      <style:text-properties fo:font-size="10pt" fo:language="en" fo:country="US" style:font-size-asian="10pt" style:font-size-complex="10pt"/>
    </style:style>
    <style:style style:name="P54" style:family="paragraph" style:parent-style-name="Text_20_body" style:list-style-name="L4">
      <style:text-properties fo:font-size="10pt" fo:language="en" fo:country="US" style:font-size-asian="10pt" style:font-size-complex="10pt"/>
    </style:style>
    <style:style style:name="P55" style:family="paragraph" style:parent-style-name="Text_20_body" style:list-style-name="L6">
      <style:text-properties fo:font-size="10pt" fo:language="en" fo:country="US" style:font-size-asian="10pt" style:font-size-complex="10pt"/>
    </style:style>
    <style:style style:name="P56" style:family="paragraph" style:parent-style-name="Text_20_body" style:list-style-name="L7">
      <style:text-properties fo:font-size="10pt" fo:language="en" fo:country="US" style:font-size-asian="10pt" style:font-size-complex="10pt"/>
    </style:style>
    <style:style style:name="P57" style:family="paragraph" style:parent-style-name="Text_20_body" style:list-style-name="L8">
      <style:text-properties fo:font-size="10pt" fo:language="en" fo:country="US" style:font-size-asian="10pt" style:font-size-complex="10pt"/>
    </style:style>
    <style:style style:name="P58" style:family="paragraph" style:parent-style-name="Text_20_body" style:list-style-name="L9">
      <style:text-properties fo:font-size="10pt" fo:language="en" fo:country="US" style:font-size-asian="10pt" style:font-size-complex="10pt"/>
    </style:style>
    <style:style style:name="P59" style:family="paragraph" style:parent-style-name="Text_20_body" style:list-style-name="L10">
      <style:text-properties fo:font-size="10pt" fo:language="en" fo:country="US" style:font-size-asian="10pt" style:font-size-complex="10pt"/>
    </style:style>
    <style:style style:name="P60" style:family="paragraph" style:parent-style-name="Text_20_body" style:list-style-name="L11">
      <style:text-properties fo:font-size="10pt" fo:language="en" fo:country="US" style:font-size-asian="10pt" style:font-size-complex="10pt"/>
    </style:style>
    <style:style style:name="P61" style:family="paragraph" style:parent-style-name="Text_20_body" style:list-style-name="L12">
      <style:text-properties fo:font-size="10pt" fo:language="en" fo:country="US" style:font-size-asian="10pt" style:font-size-complex="10pt"/>
    </style:style>
    <style:style style:name="P62" style:family="paragraph" style:parent-style-name="Text_20_body" style:list-style-name="L13">
      <style:text-properties fo:font-size="10pt" fo:language="en" fo:country="US" style:font-size-asian="10pt" style:font-size-complex="10pt"/>
    </style:style>
    <style:style style:name="P63" style:family="paragraph" style:parent-style-name="Text_20_body" style:list-style-name="L14">
      <style:text-properties fo:font-size="10pt" fo:language="en" fo:country="US" style:font-size-asian="10pt" style:font-size-complex="10pt"/>
    </style:style>
    <style:style style:name="P64" style:family="paragraph" style:parent-style-name="Text_20_body" style:list-style-name="L19">
      <style:text-properties fo:font-size="10pt" fo:language="en" fo:country="US" style:font-size-asian="10pt" style:font-size-complex="10pt"/>
    </style:style>
    <style:style style:name="P65" style:family="paragraph" style:parent-style-name="Text_20_body" style:list-style-name="L20">
      <style:text-properties fo:font-size="10pt" fo:language="en" fo:country="US" style:font-size-asian="10pt" style:font-size-complex="10pt"/>
    </style:style>
    <style:style style:name="P66" style:family="paragraph" style:parent-style-name="Text_20_body" style:list-style-name="L15">
      <style:text-properties fo:font-size="10pt" style:font-size-asian="10pt" style:font-size-complex="10pt"/>
    </style:style>
    <style:style style:name="P67" style:family="paragraph" style:parent-style-name="Text_20_body" style:list-style-name="L16">
      <style:text-properties fo:font-size="10pt" style:font-size-asian="10pt" style:font-size-complex="10pt"/>
    </style:style>
    <style:style style:name="P68" style:family="paragraph" style:parent-style-name="Text_20_body" style:list-style-name="L17">
      <style:text-properties fo:font-size="10pt" style:font-size-asian="10pt" style:font-size-complex="10pt"/>
    </style:style>
    <style:style style:name="P69" style:family="paragraph" style:parent-style-name="Text_20_body" style:list-style-name="L18"/>
    <style:style style:name="P70" style:family="paragraph">
      <style:paragraph-properties fo:text-align="center"/>
    </style:style>
    <style:style style:name="P7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48">Introduction<text:tab/>3</text:p>
          <text:p text:style-name="P48">1 – Changes to the single player game<text:tab/>4</text:p>
          <text:p text:style-name="P49">1.1 – Player spawning and dying<text:tab/>4</text:p>
          <text:p text:style-name="P49">1.2 – Bots as enemies<text:tab/>5</text:p>
          <text:p text:style-name="P49">1.3 – Some other changes<text:tab/>5</text:p>
          <text:p text:style-name="P49">1.4 – Difficulty levels<text:tab/>6</text:p>
          <text:p text:style-name="P49">1.5 – Scoring<text:tab/>6</text:p>
          <text:p text:style-name="P48">2 – New entities<text:tab/>7</text:p>
          <text:p text:style-name="P49">2.1 – func_breakable<text:tab/>7</text:p>
          <text:p text:style-name="P49">2.2 – holdable_key_*<text:tab/>7</text:p>
          <text:p text:style-name="P49">2.3 – info_waypoint<text:tab/>8</text:p>
          <text:p text:style-name="P49">2.4 – item_armor_vest<text:tab/>9</text:p>
          <text:p text:style-name="P49">2.5 – shooter_bfg<text:tab/>9</text:p>
          <text:p text:style-name="P49">2.6 – target_botspawn<text:tab/>10</text:p>
          <text:p text:style-name="P49">2.7 – target_debrisemitter<text:tab/>11</text:p>
          <text:p text:style-name="P49">2.8 – target_disable<text:tab/>11</text:p>
          <text:p text:style-name="P49">2.9 – target_earthquake<text:tab/>12</text:p>
          <text:p text:style-name="P49">2.10 – target_effect<text:tab/>12</text:p>
          <text:p text:style-name="P49">2.11 – target_finish<text:tab/>13</text:p>
          <text:p text:style-name="P49">2.12 – target_gravity<text:tab/>14</text:p>
          <text:p text:style-name="P49">2.13 – target_logic<text:tab/>14</text:p>
          <text:p text:style-name="P49">2.14 – target_mapchange<text:tab/>14</text:p>
          <text:p text:style-name="P49">2.15 – target_objective<text:tab/>15</text:p>
          <text:p text:style-name="P49">2.16 – target_playerspeed<text:tab/>15</text:p>
          <text:p text:style-name="P49">2.17 – target_script<text:tab/>15</text:p>
          <text:p text:style-name="P49">2.18 – target_skill<text:tab/>15</text:p>
          <text:p text:style-name="P49">2.19 – trigger_death<text:tab/>16</text:p>
          <text:p text:style-name="P49">2.20 – trigger_frag<text:tab/>16</text:p>
          <text:p text:style-name="P49">2.21 – trigger_lock<text:tab/>17</text:p>
          <text:p text:style-name="P48">3 – Modified entities<text:tab/>18</text:p>
          <text:p text:style-name="P49">3.1 – func_bobbing<text:tab/>18</text:p>
          <text:p text:style-name="P49">3.2 – func_button<text:tab/>18</text:p>
          <text:p text:style-name="P49">3.3 – func_door<text:tab/>18</text:p>
          <text:p text:style-name="P49">3.4 – func_rotating<text:tab/>18</text:p>
          <text:p text:style-name="P49">3.5 – holdable_teleporter<text:tab/>18</text:p>
          <text:p text:style-name="P49">3.6 – target_relay<text:tab/>18</text:p>
          <text:p text:style-name="P49">3.7 – target_remove_powerups<text:tab/>19</text:p>
          <text:p text:style-name="P49">3.8 – trigger_hurt<text:tab/>19</text:p>
          <text:p text:style-name="P49">3.9 – Spawnpoints <text:tab/>19</text:p>
          <text:p text:style-name="P49">3.10 – Constant light on func_* entities<text:tab/>20</text:p>
          <text:p text:style-name="P48">4 – Miscellaneous info for level designers<text:tab/>21</text:p>
          <text:p text:style-name="P49">4.1 – Configuring GtkRadiant<text:tab/>21</text:p>
          <text:p text:style-name="P49">4.2 – Creating ladders<text:tab/>22</text:p>
          <text:p text:style-name="P49">4.3 – Fade-in<text:tab/>22</text:p>
          <text:p text:style-name="P49">4.4 – The effect of sv_maxclients<text:tab/>22</text:p>
          <text:p text:style-name="P49">4.5 – Creating an .arena file for your map<text:tab/>22</text:p>
          <text:p text:style-name="P49">4.6 – Using scripts with target_script<text:tab/>23</text:p>
        </text:index-body>
      </text:table-of-content>
      <text:p text:style-name="Standard"/>
      <text:h text:style-name="P42"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43" text:outline-level="1">1 – Changes to the single player game</text:h>
      <text:p text:style-name="P13"><draw:frame text:anchor-type="paragraph" draw:z-index="12" draw:style-name="gr2" draw:text-style-name="P71" svg:width="4.234cm" svg:height="3.271cm" svg:x="12.614cm" svg:y="-0.028cm"><draw:text-box><text:p text:style-name="P70"><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45"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1" svg:width="4.234cm" svg:height="3.271cm" svg:x="12.375cm" svg:y="-0.108cm"><draw:text-box><text:p text:style-name="P70"><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46"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29206906" text:style-name="L1">
        <text:list-item>
          <text:p text:style-name="P50">Bots don't attack each other. They don't see each other as a target that should be attacked.</text:p>
        </text:list-item>
        <text:list-item>
          <text:p text:style-name="P50">Bots can not accidentally hurt each other. They are invincible to each others weapon fire.</text:p>
        </text:list-item>
        <text:list-item>
          <text:p text:style-name="P50">A bot that dies is removed from the game. This means that a fight with a bot is a one-off thing. When the bot is dead, he stays dead.</text:p>
        </text:list-item>
        <text:list-item>
          <text:p text:style-name="P50">Bots don't drop any items when they die.</text:p>
        </text:list-item>
        <text:list-item>
          <text:p text:style-name="P50">Bots don't chat to keep up the illusion of them being single player style “monsters”.</text:p>
        </text:list-item>
        <text:list-item>
          <text:p text:style-name="P50">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29233567" text:style-name="L2">
        <text:list-item>
          <text:p text:style-name="P5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51">Removed other visual feedback such as the score plums when a frag is made and awards (such as humiliation, impressive and excellent)</text:p>
        </text:list-item>
        <text:list-item>
          <text:p text:style-name="P51"><draw:frame text:anchor-type="paragraph" draw:z-index="10" draw:style-name="gr2" draw:text-style-name="P71" svg:width="4.234cm" svg:height="3.271cm" svg:x="12.64cm" svg:y="0.025cm"><draw:text-box><text:p text:style-name="P70"><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51">Items do not automatically respawn anymore. If you want an item to respawn, you should specify a wait key.</text:p>
        </text:list-item>
        <text:list-item>
          <text:p text:style-name="P5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51">The main and single player menus are completely redesigned.</text:p>
        </text:list-item>
        <text:list-item>
          <text:p text:style-name="P51">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3">Difficulty levels are hardcoded into the game itself. The difficulty can be set using the <text:span text:style-name="T5">g_spskill</text:span> cvar, where 1 is the easiest (“don't hurt me”) and 5 is the hardest (“nightmare”). Bots become 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Don't Hurt Me):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3"/>
      <text:h text:style-name="Heading_20_2" text:outline-level="2">1.5 – Scoring</text:h>
      <text:p text:style-name="P1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3">The way a player's score is calculated works as follows. A player can win or lose points based on the following areas: damage dealt (referred to as “carnage” in-game), number of deaths, accuracy and skill.</text:p>
      <text:p text:style-name="P15">Carnage damage:</text:p>
      <text:p text:style-name="P13">Every time the player kills an enemy, the amount of health that enemy spawned with is added to the carnage score of the player.</text:p>
      <text:p text:style-name="P15">Deaths:</text:p>
      <text:p text:style-name="P16">Every time the player dies, he loses 50 points.</text:p>
      <text:p text:style-name="P15">Accuracy:</text:p>
      <text:p text:style-name="P16">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6">This basically means that if a player scored 1500 points through carnage and dying and he has an accuracy of 60%, then he'll score an additional 450 points, bringing the total score up to 1950.</text:p>
      <text:p text:style-name="P15">Skill:</text:p>
      <text:p text:style-name="P16">The current skill level the player is playing at has a huge influence on the score. The skill level will function as a global multiplier on the total score. The multipliers are distributed as follows:</text:p>
      <text:p text:style-name="P16">I can win (easiest) : 0.5x</text:p>
      <text:p text:style-name="P16">Bring it on : 1x</text:p>
      <text:p text:style-name="P16">Hurt me plenty: 1.5x</text:p>
      <text:p text:style-name="P16">Hardcore: 2x</text:p>
      <text:p text:style-name="P16">Nightmare (hardest): 2.5x</text:p>
      <text:h text:style-name="P42"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7">Keys:</text:p>
      <text:list xml:id="list29224537" text:style-name="L3">
        <text:list-item>
          <text:p text:style-name="P53">health : The entire entity is removed once this amount of damages has been inflicted to it.</text:p>
        </text:list-item>
        <text:list-item>
          <text:p text:style-name="P53">count : The entity will spew out this number of chunks of debris when it's broken (default = 0).</text:p>
        </text:list-item>
        <text:list-item>
          <text:p text:style-name="P53">target : Targetted entity will be triggered once the func_breakable is destroyed.</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13"/>
      <text:p text:style-name="P17">Spawnflags:</text:p>
      <text:list xml:id="list29222826" text:style-name="L4">
        <text:list-item>
          <text:p text:style-name="P54">LIGHT_DEBRIS : Emit light colored pieces of concrete debris.</text:p>
        </text:list-item>
        <text:list-item>
          <text:p text:style-name="P54">DARK_DEBRIS : Emit dark colored pieces of concrete debris.</text:p>
        </text:list-item>
        <text:list-item>
          <text:p text:style-name="P54">LIGHT_LARGE_DEBRIS : Emit large light colored pieces of concrete debris.</text:p>
        </text:list-item>
        <text:list-item>
          <text:p text:style-name="P54">DARK_LARGE_DEBRIS : Emit large dark colored pieces of concrete debris.</text:p>
        </text:list-item>
        <text:list-item>
          <text:p text:style-name="P54">WOOD_DEBRIS : Emit pieces of wooden debris.</text:p>
        </text:list-item>
        <text:list-item>
          <text:p text:style-name="P54">FLESH_DEBRIS : Emit gibs.</text:p>
        </text:list-item>
        <text:list-item>
          <text:p text:style-name="P54">GLASS_DEBRIS : Emit shards of glass.</text:p>
        </text:list-item>
      </text:list>
      <text:h text:style-name="P45"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29204598" text:style-name="L5">
        <text:list-item>
          <text:p text:style-name="P52"><draw:rect text:anchor-type="paragraph" draw:z-index="0" draw:style-name="gr1" draw:text-style-name="P70"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52">holdable_key_green</text:p>
        </text:list-item>
        <text:list-item>
          <text:p text:style-name="P52">holdable_key_red</text:p>
        </text:list-item>
        <text:list-item>
          <text:p text:style-name="P52">holdable_key_yellow</text:p>
        </text:list-item>
        <text:list-item>
          <text:p text:style-name="P52">holdable_key_iron</text:p>
        </text:list-item>
        <text:list-item>
          <text:p text:style-name="P52">holdable_key_silver</text:p>
        </text:list-item>
        <text:list-item>
          <text:p text:style-name="P52"><text:soft-page-break/>holdable_key_gold</text:p>
        </text:list-item>
        <text:list-item>
          <text:p text:style-name="P52">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7"><text:line-break/>Keys:</text:p>
      <text:list xml:id="list29216326" text:style-name="L6">
        <text:list-item>
          <text:p text:style-name="P55">wait : time in seconds before item respawns after being picked up (default 60, -1 = never respawn).</text:p>
        </text:list-item>
        <text:list-item>
          <text:p text:style-name="P55">random : random time variance in seconds added or subtracted from "wait" delay (default 0).</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item>
          <text:p text:style-name="P55">notbot : used to make an item invisible for bot attraction.</text:p>
        </text:list-item>
      </text:list>
      <text:p text:style-name="P17"/>
      <text:p text:style-name="P17">Spawnflags:</text:p>
      <text:list xml:id="list29420540" text:continue-list="list29222826" text:style-name="L4">
        <text:list-item>
          <text:p text:style-name="P54">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8">Keys:</text:p>
      <text:p text:style-name="P18">target : point at another info_waypoint to chain waypoints together</text:p>
      <text:p text:style-name="P18">targetname : target another info_waypoint or a target_botspawn entity at this to make a bot move to this waypoint after reaching the previous waypoint or spawning.</text:p>
      <text:p text:style-name="P18"><text:soft-page-break/>notfree : when set to 1, entity will not spawn in "Free for all" and "Tournament" modes.</text:p>
      <text:p text:style-name="P18">notteam : when set to 1, entity will not spawn in "Teamplay" and "CTF" modes.</text:p>
      <text:p text:style-name="P18">notsingle : when set to 1, entity will not spawn in Single Player mode (bot play mode).</text:p>
      <text:p text:style-name="P18"/>
      <text:p text:style-name="P18"/>
      <text:h text:style-name="P45"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7">Keys:</text:p>
      <text:list xml:id="list29206763" text:style-name="L7">
        <text:list-item>
          <text:p text:style-name="P56">wait : time in seconds before item respawns after being picked up (default 25, -1 = never respawn).</text:p>
        </text:list-item>
        <text:list-item>
          <text:p text:style-name="P56">random : random time variance in seconds added or subtracted from "wait" delay (default 0 - see Notes).</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item>
          <text:p text:style-name="P56">notbot : used to make an item invisible for bot attraction.</text:p>
        </text:list-item>
      </text:list>
      <text:p text:style-name="P17"/>
      <text:p text:style-name="P17">Spawnflags:</text:p>
      <text:list xml:id="list29422504" text:continue-list="list29420540" text:style-name="L4">
        <text:list-item>
          <text:p text:style-name="P54">SUSPENDED : item will spawn where it was placed in map and won't drop to the floor.</text:p>
        </text:list-item>
      </text:list>
      <text:h text:style-name="P45"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7">Keys:</text:p>
      <text:list xml:id="list29222572" text:style-name="L8">
        <text:list-item>
          <text:p text:style-name="P57">angles: this sets the pitch and yaw aiming angles of shooter (default 0 0). The roll angle does not apply.</text:p>
        </text:list-item>
        <text:list-item>
          <text:p text:style-name="P57">targetname : activating trigger points to this.</text:p>
        </text:list-item>
        <text:list-item>
          <text:p text:style-name="P57">target : this points to a target_position entity for aiming the bfg shots.</text:p>
        </text:list-item>
        <text:list-item>
          <text:p text:style-name="P57">random : random aiming variance in degrees from the straight line to the targeted entity (default 0 - see Notes).</text:p>
        </text:list-item>
        <text:list-item>
          <text:p text:style-name="P57">notfree : when set to 1, entity will not spawn in "Free for all" and "Tournament" modes.</text:p>
        </text:list-item>
        <text:list-item>
          <text:p text:style-name="P57">notteam : when set to 1, entity will not spawn in "Teamplay" and "CTF" modes.</text:p>
        </text:list-item>
        <text:list-item>
          <text:p text:style-name="P57">notsingle : when set to 1, entity will not spawn in Single Player mode (bot play mode).</text:p>
        </text:list-item>
      </text:list>
      <text:p text:style-name="P13"/>
      <text:h text:style-name="P45"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71" svg:width="4.234cm" svg:height="3.271cm" svg:x="12.534cm" svg:y="-0.108cm"><draw:text-box><text:p text:style-name="P70"><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7"/>
      <text:p text:style-name="P17">Keys:</text:p>
      <text:list xml:id="list29234833" text:style-name="L9">
        <text:list-item>
          <text:p text:style-name="P58">angle : direction in which bot will look when spawning in the game.</text:p>
        </text:list-item>
        <text:list-item>
          <text:p text:style-name="P58">clientname : the name of the bot to spawn. When omitted it defaults to Sarge.</text:p>
        </text:list-item>
        <text:list-item>
          <text:p text:style-name="P58">health : the amount of health the bot will have when it spawns into the game.</text:p>
        </text:list-item>
        <text:list-item>
          <text:p text:style-name="P58">skill : sets the relative skill level of the bot (default = 0).</text:p>
        </text:list-item>
        <text:list-item>
          <text:p text:style-name="P58">target : this points to entities to activate when this entity is triggered.</text:p>
        </text:list-item>
        <text:list-item>
          <text:p text:style-name="P58">targetname : activating trigger points to this.</text:p>
        </text:list-item>
        <text:list-item>
          <text:p text:style-name="P58">deathtarget: this points to entities to activate when a bot spawned by the target_botspawn dies.</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7"/>
      <text:p text:style-name="P17">Spawnflags:<text:line-break/></text:p>
      <text:list xml:id="list29234406" text:style-name="L10">
        <text:list-item>
          <text:p text:style-name="P59"><text:soft-page-break/>OPPOSING_TEAM : In team games, bots will be spawned for the enemy team instead of the player's own team.</text:p>
        </text:list-item>
        <text:list-item>
          <text:p text:style-name="P59">WP_MACHINEGUN : The bot spawns into the game with a Machinegun.</text:p>
        </text:list-item>
        <text:list-item>
          <text:p text:style-name="P59">WP_SHOTGUN : The bot spawns into the game with a Shotgun.</text:p>
        </text:list-item>
        <text:list-item>
          <text:p text:style-name="P59">WP_GRENADE_LAUNCHER : The bot spawns into the game with a Grenade Launcher.</text:p>
        </text:list-item>
        <text:list-item>
          <text:p text:style-name="P59">WP_ROCKET_LAUNCHER : The bot spawns into the game with a Rocket Launcher.</text:p>
        </text:list-item>
        <text:list-item>
          <text:p text:style-name="P59">WP_LIGHTNING : The bot spawns into the game with a Lightninggun.</text:p>
        </text:list-item>
        <text:list-item>
          <text:p text:style-name="P59">WP_RAILGUN : The bot spawns into the game with a Railgun.</text:p>
        </text:list-item>
        <text:list-item>
          <text:p text:style-name="P59">WP_PLASMAGUN : The bot spawns into the game with a Plasmagun.</text:p>
        </text:list-item>
        <text:list-item>
          <text:p text:style-name="P59">WP_BFG : The bot spawns into the game with a BFG.</text:p>
        </text:list-item>
      </text:list>
      <text:p text:style-name="P17"/>
      <text:h text:style-name="P45"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7"/>
      <text:p text:style-name="P17">Keys:</text:p>
      <text:list xml:id="list29217673" text:style-name="L11">
        <text:list-item>
          <text:p text:style-name="P60">targetname : activating trigger points to this.</text:p>
        </text:list-item>
        <text:list-item>
          <text:p text:style-name="P60">count : The number of debris pieces to emit (default = 10).</text:p>
        </text:list-item>
        <text:list-item>
          <text:p text:style-name="P60">notfree : when set to 1, entity will not spawn in "Free for all" and "Tournament" modes.</text:p>
        </text:list-item>
        <text:list-item>
          <text:p text:style-name="P60">notteam : when set to 1, entity will not spawn in "Teamplay" and "CTF" modes.</text:p>
        </text:list-item>
        <text:list-item>
          <text:p text:style-name="P60">notsingle : when set to 1, entity will not spawn in Single Player mode (bot play mode).</text:p>
        </text:list-item>
      </text:list>
      <text:p text:style-name="P17">Spawnflags:</text:p>
      <text:list xml:id="list29228975" text:style-name="L12">
        <text:list-item>
          <text:p text:style-name="P61">LIGHT_DEBRIS : Emit light colored pieces of concrete debris.</text:p>
        </text:list-item>
        <text:list-item>
          <text:p text:style-name="P61">DARK_DEBRIS : Emit dark colored pieces of concrete debris.</text:p>
        </text:list-item>
        <text:list-item>
          <text:p text:style-name="P61">LIGHT_LARGE_DEBRIS : Emit large light colored pieces of concrete debris.</text:p>
        </text:list-item>
        <text:list-item>
          <text:p text:style-name="P61">DARK_LARGE_DEBRIS : Emit large dark colored pieces of concrete debris.</text:p>
        </text:list-item>
        <text:list-item>
          <text:p text:style-name="P61">WOOD_DEBRIS : Emit pieces of wooden debris.</text:p>
        </text:list-item>
        <text:list-item>
          <text:p text:style-name="P61">FLESH_DEBRIS : Emit gibs.</text:p>
        </text:list-item>
        <text:list-item>
          <text:p text:style-name="P61">GLASS_DEBRIS : Emit shards of glass.</text:p>
        </text:list-item>
      </text:list>
      <text:p text:style-name="P17"/>
      <text:h text:style-name="P45"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p text:style-name="P17">Keys:</text:p>
      <text:list xml:id="list29213760" text:style-name="L13">
        <text:list-item>
          <text:p text:style-name="P62">targetname : activating trigger points to this.</text:p>
        </text:list-item>
        <text:list-item>
          <text:p text:style-name="P62">target : this points to entities to enable/disable when this entity is triggered</text:p>
        </text:list-item>
        <text:list-item>
          <text:p text:style-name="P62">notfree : when set to 1, entity will not spawn in "Free for all" and "Tournament" modes.</text:p>
        </text:list-item>
        <text:list-item>
          <text:p text:style-name="P62">notteam : when set to 1, entity will not spawn in "Teamplay" and "CTF" modes.</text:p>
        </text:list-item>
        <text:list-item>
          <text:p text:style-name="P62">notsingle : when set to 1, entity will not spawn in Single Player mode.</text:p>
        </text:list-item>
      </text:list>
      <text:p text:style-name="P17"/>
      <text:p text:style-name="P17">Spawnflags:</text:p>
      <text:list xml:id="list29218799" text:style-name="L14">
        <text:list-item>
          <text:p text:style-name="P63">RED_ONLY : only red team players can activate trigger.</text:p>
        </text:list-item>
        <text:list-item>
          <text:p text:style-name="P63">BLUE_ONLY : only blue team players can activate trigger.</text:p>
        </text:list-item>
        <text:list-item>
          <text:p text:style-name="P63">ALWAYS_DISABLE : The targeted entity will always be disabled.</text:p>
        </text:list-item>
        <text:list-item>
          <text:p text:style-name="P63">ALWAYS_ENABLE : The targeted entity will always be enabled.</text:p>
        </text:list-item>
        <text:list-item>
          <text:p text:style-name="P63">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8">Keys:</text:p>
      <text:list xml:id="list29229929" text:style-name="L15">
        <text:list-item>
          <text:p text:style-name="P66">targetname : activating trigger points to this.</text:p>
        </text:list-item>
        <text:list-item>
          <text:p text:style-name="P66">length : duration of the earthquake in seconds (2 - 32)</text:p>
        </text:list-item>
        <text:list-item>
          <text:p text:style-name="P66">intensity : intensity of the earthquake (1 - 16)</text:p>
        </text:list-item>
        <text:list-item>
          <text:p text:style-name="P66">notfree : when set to 1, entity will not spawn in "Free for all" and "Tournament" modes.</text:p>
        </text:list-item>
        <text:list-item>
          <text:p text:style-name="P66">notteam : when set to 1, entity will not spawn in "Teamplay" and "CTF" modes.</text:p>
        </text:list-item>
        <text:list-item>
          <text:p text:style-name="P66">notsingle : when set to 1, entity will not spawn in Single Player mode (bot play mode).</text:p>
        </text:list-item>
      </text:list>
      <text:p text:style-name="P18"/>
      <text:h text:style-name="Heading_20_2" text:outline-level="2">2.10 – target_effect</text:h>
      <text:p text:style-name="P21">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1"><draw:frame draw:style-name="fr2" draw:name="graphics8" text:anchor-type="paragraph" svg:x="10.352cm" svg:y="0.318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text:soft-page-break/>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1">The image shows an example of target_effect being used to add a vignetting effect to the screen.</text:p>
      <text:p text:style-name="P18"/>
      <text:p text:style-name="P18">Keys:</text:p>
      <text:list xml:id="list29224280" text:style-name="L16">
        <text:list-item>
          <text:p text:style-name="P67">targetname : activating trigger points to this.</text:p>
        </text:list-item>
        <text:list-item>
          <text:p text:style-name="P67">color : color of the particles for particle effect (default 1.0 1.0 1.0).</text:p>
        </text:list-item>
        <text:list-item>
          <text:p text:style-name="P67">count : number of particles for particle effect (0 - 255, default 100).</text:p>
        </text:list-item>
        <text:list-item>
          <text:p text:style-name="P67">speed : speed of the particles (default 100).</text:p>
        </text:list-item>
        <text:list-item>
          <text:p text:style-name="P67">overlay : specifies an image to overlay over the screen. Leave empty to remove existing overlay.</text:p>
        </text:list-item>
        <text:list-item>
          <text:p text:style-name="P67">notfree : when set to 1, entity will not spawn in "Free for all" and "Tournament" modes.</text:p>
        </text:list-item>
        <text:list-item>
          <text:p text:style-name="P67">notteam : when set to 1, entity will not spawn in "Teamplay" and "CTF" modes.</text:p>
        </text:list-item>
        <text:list-item>
          <text:p text:style-name="P67">notsingle : when set to 1, entity will not spawn in Single Player mode (bot play mode).</text:p>
        </text:list-item>
      </text:list>
      <text:p text:style-name="P18">Spawnflags</text:p>
      <text:list xml:id="list29215411" text:style-name="L17">
        <text:list-item>
          <text:p text:style-name="P68">EXPLOSION : Shows an explosion when activated.</text:p>
        </text:list-item>
        <text:list-item>
          <text:p text:style-name="P68">PARTICLES_GRAVITY : Generates particles that are affected by gravity.</text:p>
        </text:list-item>
        <text:list-item>
          <text:p text:style-name="P68">PARTICLES_LINEAR : Generates particles that are not affected by gravity.</text:p>
        </text:list-item>
        <text:list-item>
          <text:p text:style-name="P68">PARTICLES_LINEAR_UP : Generates particles that are not affected by gravity that only move upwards.</text:p>
        </text:list-item>
        <text:list-item>
          <text:p text:style-name="P68">PARTICLES_LINEAR_DOWN : Generates particles that are not affected by gravity that only move downwards.</text:p>
        </text:list-item>
        <text:list-item>
          <text:p text:style-name="P68">OVERLAY : Applies the specified overlay to the screen.</text:p>
        </text:list-item>
      </text:list>
      <text:p text:style-name="P18"/>
      <text:h text:style-name="Heading_20_2" text:outline-level="2">2.11 – target_finish</text:h>
      <text:p text:style-name="P21">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1">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21">Note that this entity can only be triggered by human players (not bots) and only in entityplus' single player gametype (g_gametype must be set to 8). This implicitly means that the notfree and notteam keys don't have any effect.</text:p>
      <text:p text:style-name="P18">Keys:</text:p>
      <text:list xml:id="list29229231" text:style-name="L18">
        <text:list-item>
          <text:p text:style-name="P69">targetname : activating trigger points to this.</text:p>
        </text:list-item>
      </text:list>
      <text:h text:style-name="Heading_20_2" text:outline-level="2"><text:soft-page-break/>2.12 – target_gravity</text:h>
      <text:p text:style-name="P13">The target_gravity entity can be used to set the gravity for one or all players (including bots) in the game. The default gravity value for Quake 3 Arena is 800.</text:p>
      <text:p text:style-name="P13"/>
      <text:p text:style-name="P17">Keys:</text:p>
      <text:list xml:id="list29218373" text:style-name="L19">
        <text:list-item>
          <text:p text:style-name="P64">count : amount of gravity to apply (defaults to the value set to g_gravity).</text:p>
        </text:list-item>
        <text:list-item>
          <text:p text:style-name="P64">targetname : activating trigger points to this.</text:p>
        </text:list-item>
        <text:list-item>
          <text:p text:style-name="P64">notfree : when set to 1, entity will not spawn in "Free for all" and "Tournament" modes.</text:p>
        </text:list-item>
        <text:list-item>
          <text:p text:style-name="P64">notteam : when set to 1, entity will not spawn in "Teamplay" and "CTF" modes.</text:p>
        </text:list-item>
        <text:list-item>
          <text:p text:style-name="P64">notsingle : when set to 1, entity will not spawn in Single Player mode (bot play mode).</text:p>
        </text:list-item>
      </text:list>
      <text:p text:style-name="P17"/>
      <text:p text:style-name="P17">Spawnflags:</text:p>
      <text:list xml:id="list29231573" text:style-name="L20">
        <text:list-item>
          <text:p text:style-name="P65">GLOBAL : all players are affected instead of only the activator.</text:p>
        </text:list-item>
      </text:list>
      <text:h text:style-name="P45"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29213022" text:style-name="L21">
        <text:list-item>
          <text:p text:style-name="P26">targetname : activating triggers points to this.</text:p>
        </text:list-item>
        <text:list-item>
          <text:p text:style-name="P26">target : this points to entities to activate when this entity is triggered.</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9"/>
      <text:p text:style-name="P9">Spawnflags:</text:p>
      <text:list xml:id="list29234821" text:style-name="L22">
        <text:list-item>
          <text:p text:style-name="P27">RED_ONLY : only red team players can activate trigger.</text:p>
        </text:list-item>
        <text:list-item>
          <text:p text:style-name="P27">BLUE_ONLY : only blue team players can activate trigger.</text:p>
        </text:list-item>
        <text:list-item>
          <text:p text:style-name="P27">RANDOM : only one of the targeted entities will be triggered at random.</text:p>
        </text:list-item>
        <text:list-item>
          <text:p text:style-name="P27">STAY_ON : a trigger will remain triggered until the target_logic is reset.</text:p>
        </text:list-item>
      </text:list>
      <text:p text:style-name="P9"/>
      <text:p text:style-name="P7"/>
      <text:h text:style-name="P45"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29232250" text:style-name="L23">
        <text:list-item>
          <text:p text:style-name="P28">mapname : The map to load. When omitted, the current map will be restarted.</text:p>
        </text:list-item>
        <text:list-item>
          <text:p text:style-name="P28"><text:soft-page-break/>targetname : activating trigger points to this.</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
      <text:h text:style-name="P45"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9216848" text:style-name="L24">
        <text:list-item>
          <text:p text:style-name="P29">targetname : activating trigger points to this.</text:p>
        </text:list-item>
        <text:list-item>
          <text:p text:style-name="P29">message : the objective text.</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9"/>
      <text:p text:style-name="P9">Spawnflags:</text:p>
      <text:list xml:id="list29213150" text:style-name="L25">
        <text:list-item>
          <text:p text:style-name="P30">SECONDARY : The secondary objective is set instead of the primary objective.</text:p>
        </text:list-item>
        <text:list-item>
          <text:p text:style-name="P30">SILENT : When set, the player will not be notified that the objectives are updated.</text:p>
        </text:list-item>
      </text:list>
      <text:p text:style-name="P9"/>
      <text:h text:style-name="P45"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9223799" text:style-name="L26">
        <text:list-item>
          <text:p text:style-name="P31">speed : the movement speed to apply to the player(s).</text:p>
        </text:list-item>
        <text:list-item>
          <text:p text:style-name="P31">targetname : the activating trigger points to this.</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29234066" text:style-name="L27">
        <text:list-item>
          <text:p text:style-name="P32">targetname : ativating entity points to this.</text:p>
        </text:list-item>
        <text:list-item>
          <text:p text:style-name="P32">script: filename of the script to execute (example: myscript.cfg).</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h text:style-name="Heading_20_2" text:outline-level="2"/>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0"/>
      <text:p text:style-name="P11"><text:soft-page-break/>Keys:</text:p>
      <text:list xml:id="list29232521" text:style-name="L28">
        <text:list-item>
          <text:p text:style-name="P38">targetname : ativating entity points to this.</text:p>
        </text:list-item>
        <text:list-item>
          <text:p text:style-name="P38">skill : the skill level to apply. 1 is easiest, 5 is hardest (default = 2).</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9"/>
      <text:h text:style-name="P45" text:outline-level="2">2.19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9222401" text:style-name="L29">
        <text:list-item>
          <text:p text:style-name="P33">target : this points to the entity to activate.</text:p>
        </text:list-item>
        <text:list-item>
          <text:p text:style-name="P33">nobots : bots scoring a frag do not trigger this entity.</text:p>
        </text:list-item>
        <text:list-item>
          <text:p text:style-name="P33">nohumans : humans scoring a frag do not trigger this entity.</text:p>
        </text:list-item>
        <text:list-item>
          <text:p text:style-name="P33">count : the number of frags that must be scored before this entity is triggered</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0"/>
      <text:p text:style-name="P10">Spawnflags:</text:p>
      <text:list xml:id="list29225452" text:style-name="L30">
        <text:list-item>
          <text:p text:style-name="P34">RED_ONLY : only red team players can activate trigger.</text:p>
        </text:list-item>
        <text:list-item>
          <text:p text:style-name="P34">BLUE_ONLY : only blue team players can activate trigger.</text:p>
        </text:list-item>
        <text:list-item>
          <text:p text:style-name="P34">TRIGGER_ONCE : The trigger will only fire once</text:p>
        </text:list-item>
      </text:list>
      <text:p text:style-name="P10"/>
      <text:h text:style-name="P46" text:outline-level="2">2.20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29422571" text:continue-list="list29222401" text:style-name="L29">
        <text:list-item>
          <text:p text:style-name="P33">target : this points to the entity to activate.</text:p>
        </text:list-item>
        <text:list-item>
          <text:p text:style-name="P33">nobots : bots scoring a frag do not trigger this entity.</text:p>
        </text:list-item>
        <text:list-item>
          <text:p text:style-name="P33">nohumans : humans scoring a frag do not trigger this entity.</text:p>
        </text:list-item>
        <text:list-item>
          <text:p text:style-name="P33">count : the number of frags that must be scored before this entity is triggered</text:p>
        </text:list-item>
        <text:list-item>
          <text:p text:style-name="P33">notfree : when set to 1, entity will not spawn in "Free for all" and "Tournament" modes.</text:p>
        </text:list-item>
        <text:list-item>
          <text:p text:style-name="P33"><text:soft-page-break/>notteam : when set to 1, entity will not spawn in "Teamplay" and "CTF" modes.</text:p>
        </text:list-item>
        <text:list-item>
          <text:p text:style-name="P33">notsingle : when set to 1, entity will not spawn in Single Player mode (bot play mode).</text:p>
        </text:list-item>
      </text:list>
      <text:p text:style-name="P10"/>
      <text:p text:style-name="P10">Spawnflags:</text:p>
      <text:list xml:id="list29234404" text:style-name="L31">
        <text:list-item>
          <text:p text:style-name="P35">RED_ONLY : only red team players can activate trigger.</text:p>
        </text:list-item>
        <text:list-item>
          <text:p text:style-name="P35">BLUE_ONLY : only blue team players can activate trigger.</text:p>
        </text:list-item>
        <text:list-item>
          <text:p text:style-name="P35">TRIGGER_ONCE : The trigger will only fire once</text:p>
        </text:list-item>
        <text:list-item>
          <text:p text:style-name="P35">NO_SUICIDE : The trigger does not respond to players blowing themselves up.</text:p>
        </text:list-item>
      </text:list>
      <text:p text:style-name="P10"/>
      <text:h text:style-name="P45" text:outline-level="2">2.21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9230015" text:style-name="L32">
        <text:list-item>
          <text:p text:style-name="P36">target : this points to the entity to activate.</text:p>
        </text:list-item>
        <text:list-item>
          <text:p text:style-name="P36">message : message displayed when user triggers lock without the required key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10"/>
      <text:p text:style-name="P10">Spawnflags:</text:p>
      <text:list xml:id="list29223963" text:style-name="L33">
        <text:list-item>
          <text:p text:style-name="P37">RED_ONLY : only red team players can activate trigger.</text:p>
        </text:list-item>
        <text:list-item>
          <text:p text:style-name="P37">BLUE_ONLY : only blue team players can activate trigger.</text:p>
        </text:list-item>
        <text:list-item>
          <text:p text:style-name="P37">KEY_RED : only triggered when player has holdable_key_red item.</text:p>
        </text:list-item>
        <text:list-item>
          <text:p text:style-name="P37">KEY_GREEN : only triggered when player has holdable_key_green item.</text:p>
        </text:list-item>
        <text:list-item>
          <text:p text:style-name="P37">KEY_BLUE : only triggered when player has holdable_key_blue item.</text:p>
        </text:list-item>
        <text:list-item>
          <text:p text:style-name="P37">KEY_YELLOW : only triggered when player has holdable_key_yellow item.</text:p>
        </text:list-item>
        <text:list-item>
          <text:p text:style-name="P37">KEY_MASTER : only triggered when player has holdable_key_master item.</text:p>
        </text:list-item>
        <text:list-item>
          <text:p text:style-name="P37">KEY_GOLD : only triggered when player has holdable_key_gold item.</text:p>
        </text:list-item>
        <text:list-item>
          <text:p text:style-name="P37">KEY_SILVER : only triggered when player has holdable_key_silver item.</text:p>
        </text:list-item>
        <text:list-item>
          <text:p text:style-name="P37">KEY_IRON : only triggered when player has holdable_key_iron item.</text:p>
        </text:list-item>
      </text:list>
      <text:p text:style-name="P10"/>
      <text:p text:style-name="P10"/>
      <text:h text:style-name="P41" text:outline-level="1"/>
      <text:h text:style-name="P44"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text:soft-page-break/>3.7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0">HOLDABLES: Removes the medkit, personal teleporter and all keys.</text:p>
      <text:h text:style-name="Heading_20_2" text:outline-level="2">3.8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9 – Spawnpoints </text:h>
      <text:p text:style-name="Standard">With “spawnpoints”, the following entities are meant:</text:p>
      <text:list xml:id="list29204404" text:style-name="L34">
        <text:list-item>
          <text:p text:style-name="P39">info_player_deathmatch</text:p>
        </text:list-item>
        <text:list-item>
          <text:p text:style-name="P39">info_player_start</text:p>
        </text:list-item>
        <text:list-item>
          <text:p text:style-name="P39">team_ctf_blueplayer</text:p>
        </text:list-item>
        <text:list-item>
          <text:p text:style-name="P39">team_ctf_bluespawn</text:p>
        </text:list-item>
        <text:list-item>
          <text:p text:style-name="P39">team_ctf_redplayer</text:p>
        </text:list-item>
        <text:list-item>
          <text:p text:style-name="P39">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text:soft-page-break/>3.10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3">{</text:p>
      <text:p text:style-name="P23">map "ep_example"</text:p>
      <text:p text:style-name="P23">type "entityplus"</text:p>
      <text:p text:style-name="P23">}</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text:span><text:soft-page-break/><text:span text:style-name="T4">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4">set d1 "cinematic mycinematic.roq; set nextmap vstr d2"</text:p>
      <text:p text:style-name="P24">set d2 "map mymap"</text:p>
      <text:p text:style-name="P24">vstr d1</text:p>
      <text:p text:style-name="P24"/>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29219994" text:style-name="L35">
        <text:list-item>
          <text:p text:style-name="P40">Running a demo with the “demo” command cannot be followed up with a “map” command. Running a demo will force the game back to the main menu once the demo is done playing. Therefore, a demo can only be used as an end-game cinematic.</text:p>
        </text:list-item>
        <text:list-item>
          <text:p text:style-name="P40">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3">cg_letterBoxSize 96</text:p>
      <text:p text:style-name="P23">demo four</text:p>
      <text:p text:style-name="P22"/>
      <text:p text:style-name="P25">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5"/>
      <text:p text:style-name="P25">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15T09:28:44.36</dc:date>
    <meta:editing-duration>PT12H24M24S</meta:editing-duration>
    <meta:editing-cycles>136</meta:editing-cycles>
    <meta:generator>LibreOffice/3.3$Win32 LibreOffice_project/330m19$Build-202</meta:generator>
    <meta:document-statistic meta:table-count="0" meta:image-count="10" meta:object-count="0" meta:page-count="23" meta:paragraph-count="482" meta:word-count="9569" meta:character-count="53925"/>
  </office:meta>
</office:document-meta>
</file>